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9a0a" officeooo:paragraph-rsid="001f9a0a"/>
    </style:style>
    <style:style style:name="P2" style:family="paragraph" style:parent-style-name="Standard">
      <style:text-properties officeooo:rsid="001f9a0a" officeooo:paragraph-rsid="0021732b"/>
    </style:style>
    <style:style style:name="P3" style:family="paragraph" style:parent-style-name="Standard">
      <style:text-properties officeooo:rsid="0021732b" officeooo:paragraph-rsid="0021732b"/>
    </style:style>
    <style:style style:name="P4" style:family="paragraph" style:parent-style-name="Standard">
      <style:text-properties officeooo:rsid="0022096e" officeooo:paragraph-rsid="0022096e"/>
    </style:style>
    <style:style style:name="P5" style:family="paragraph" style:parent-style-name="Standard">
      <style:text-properties officeooo:rsid="00227365" officeooo:paragraph-rsid="00227365"/>
    </style:style>
    <style:style style:name="T1" style:family="text">
      <style:text-properties officeooo:rsid="0021732b"/>
    </style:style>
    <style:style style:name="T2" style:family="text">
      <style:text-properties officeooo:rsid="002209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e funktionieren die Farben in Aufgabe 1: </text:p>
      <text:p text:style-name="P1">Man gibt Jede Zeile und Spalte eine einzigartige Farbe, die ein INT <text:s/>ist. </text:p>
      <text:p text:style-name="P1">MyRank % Anzahl Spalten = SpaltenFarbwert</text:p>
      <text:p text:style-name="P1">MyRank / <text:span text:style-name="T1">Anzahl Spalten = ZeilenFarbwert</text:span></text:p>
      <text:p text:style-name="P1"/>
      <text:p text:style-name="P3">ANY_SOURCE: <text:span text:style-name="T2">Man weiß den receiver nicht, deshalb receivt man von einem x-beliebigen anderen Komm.</text:span></text:p>
      <text:p text:style-name="P3"/>
      <text:p text:style-name="P3">wie feststellen, welcher Prozess sendet: </text:p>
      <text:p text:style-name="P1"/>
      <text:p text:style-name="P1"/>
      <text:p text:style-name="P1"/>
      <text:p text:style-name="P2">Rang des Nachbarn berechnen = myrank xor (2^i)</text:p>
      <text:p text:style-name="P2">Bedingung Anzahl der Prozesse = 4 //Bedingung muss Quadratzahl sein und a</text:p>
      <text:p text:style-name="P2"><text:s text:c="5"/>der 4er Potenz Reihe sein.</text:p>
      <text:p text:style-name="P2"/>
      <text:p text:style-name="P2">send receive wie nur empfangen: mpi_proc_null //man gibt als Ziel eine 0</text:p>
      <text:p text:style-name="P1"/>
      <text:p text:style-name="P2">allmerge Parameter: allgathermerge(int* array, int length, int** outarray</text:p>
      <text:p text:style-name="P2"><text:s text:c="4"/><text:span text:style-name="T1">c</text:span>omm Kommunikator)</text:p>
      <text:p text:style-name="P2"><text:s text:c="10"/>array: InputArray zum sortieren</text:p>
      <text:p text:style-name="P2"><text:s text:c="10"/>length: damit er die laenge weiss</text:p>
      <text:p text:style-name="P2"><text:s text:c="10"/>outarr: Der sortierte Array wird an der Adresse gespeichert. Poin</text:p>
      <text:p text:style-name="P2"><text:s text:c="10"/>gezeigten Arrays noch Aendern zu koennen.</text:p>
      <text:p text:style-name="P2"><text:s text:c="10"/>outputlength: laenge vom Output Array, wird gebraucht für Methode</text:p>
      <text:p text:style-name="P2"><text:s text:c="10"/>Anzahlproc: Anzahl der Prozesse, wichtig um die Korrekte Aufspalt</text:p>
      <text:p text:style-name="P2"><text:s text:c="23"/>Nodes im k-dim Hypercube</text:p>
      <text:p text:style-name="P1"/>
      <text:p text:style-name="P4">Was ist MPI</text:p>
      <text:p text:style-name="P4">MPI ist ein Standard für den NarichtenAustausch bei paralleln Berechnungen auf verteilten Systemen</text:p>
      <text:p text:style-name="P4"/>
      <text:p text:style-name="P4">Was macht Allgather: sammelt alle Daten und schickt sie zu allen Prozessen</text:p>
      <text:p text:style-name="P4">Unterschied zu Allgatherv: Erweiterung von Allgather. Erlaubt dazu noch verschiedene Nachrichtengrößen und Offsets</text:p>
      <text:p text:style-name="P4"/>
      <text:p text:style-name="P4">Warum benutzen wir Allgatherv? Jeder Prozess kann eine unterschiedliche Anzahl an Elementen besitzen</text:p>
      <text:p text:style-name="P4"/>
      <text:p text:style-name="P5">warum ist die Komplexitätsklasse O(A+B) und nicht O(A*B)</text:p>
      <text:p text:style-name="P5"><text:tab/>Die Einträge sind schon vorsorti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de" fo:country="DE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2:01:35.345199005</meta:creation-date>
    <dc:date>2019-02-07T12:21:20.220659039</dc:date>
    <meta:editing-duration>PT19M45S</meta:editing-duration>
    <meta:editing-cycles>4</meta:editing-cycles>
    <meta:generator>LibreOffice/6.0.7.3.0$Linux_X86_64 LibreOffice_project/00m0$Build-3</meta:generator>
    <meta:document-statistic meta:table-count="0" meta:image-count="0" meta:object-count="0" meta:page-count="1" meta:paragraph-count="26" meta:word-count="213" meta:character-count="1549" meta:non-whitespace-character-count="1265"/>
  </office:meta>
</office:document-meta>
</file>